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fo:language="fr" fo:country="FR" officeooo:rsid="00295f11" officeooo:paragraph-rsid="004749ce" style:font-name-asian="Gentium Book Plus"/>
    </style:style>
    <style:style style:name="P2" style:family="paragraph" style:parent-style-name="Standard">
      <style:paragraph-properties fo:margin-top="0cm" fo:margin-bottom="0.199cm" style:contextual-spacing="false"/>
      <style:text-properties style:font-name="Gentium Book Plus" fo:language="fr" fo:country="FR" officeooo:rsid="00295f11" officeooo:paragraph-rsid="0048d1d5" style:font-name-asian="Gentium Book Plus"/>
    </style:style>
    <style:style style:name="P3" style:family="paragraph" style:parent-style-name="Standard">
      <style:paragraph-properties fo:margin-top="0cm" fo:margin-bottom="0.199cm" style:contextual-spacing="false"/>
      <style:text-properties style:font-name="Gentium Book Plus" fo:language="fr" fo:country="FR" officeooo:rsid="00295f11" officeooo:paragraph-rsid="004c5e08" style:font-name-asian="Gentium Book Plus"/>
    </style:style>
    <style:style style:name="P4" style:family="paragraph" style:parent-style-name="Standard">
      <style:paragraph-properties fo:margin-top="0cm" fo:margin-bottom="0.199cm" style:contextual-spacing="false"/>
      <style:text-properties style:font-name="Gentium Book Plus" fo:language="fr" fo:country="FR" officeooo:rsid="00295f11" officeooo:paragraph-rsid="004fe240" style:font-name-asian="Gentium Book Plus"/>
    </style:style>
    <style:style style:name="P5" style:family="paragraph" style:parent-style-name="Standard">
      <style:paragraph-properties fo:margin-top="0cm" fo:margin-bottom="0.199cm" style:contextual-spacing="false" style:writing-mode="lr-tb"/>
      <style:text-properties style:font-name="Gentium Book Plus" fo:language="fr" fo:country="FR" officeooo:rsid="00295f11" officeooo:paragraph-rsid="0054af02" style:font-name-asian="Gentium Book Plus"/>
    </style:style>
    <style:style style:name="P6" style:family="paragraph" style:parent-style-name="Standard">
      <style:paragraph-properties fo:margin-top="0cm" fo:margin-bottom="0.199cm" style:contextual-spacing="false" style:writing-mode="lr-tb"/>
      <style:text-properties style:font-name="Gentium Book Plus" fo:language="fr" fo:country="FR" officeooo:rsid="00295f11" officeooo:paragraph-rsid="00561b01" style:font-name-asian="Gentium Book Plus"/>
    </style:style>
    <style:style style:name="T1" style:family="text">
      <style:text-properties officeooo:rsid="0041a8bf"/>
    </style:style>
    <style:style style:name="T2" style:family="text">
      <style:text-properties officeooo:rsid="00434f6e"/>
    </style:style>
    <style:style style:name="T3" style:family="text">
      <style:text-properties officeooo:rsid="0044ee8f"/>
    </style:style>
    <style:style style:name="T4" style:family="text">
      <style:text-properties officeooo:rsid="004749ce"/>
    </style:style>
    <style:style style:name="T5" style:family="text">
      <style:text-properties officeooo:rsid="0048d1d5"/>
    </style:style>
    <style:style style:name="T6" style:family="text">
      <style:text-properties officeooo:rsid="004fe240"/>
    </style:style>
    <style:style style:name="T7" style:family="text">
      <style:text-properties officeooo:rsid="0054af02"/>
    </style:style>
    <style:style style:name="T8" style:family="text">
      <style:text-properties officeooo:rsid="00561b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us autres, dans le temps, ce village où on habite, on l'appelait <text:span text:style-name="T1">Ddaemi Alawua </text:span>/ɖæ˩mi˧-ə˧lɑ˧ʁwɤ˧/: « le village de la famille <text:span text:style-name="T1">Ala /</text:span>ə˧lɑ˧/, du monastère de <text:span text:style-name="T1">Ddaemi /</text:span>ɖæ˩mi˧/ »! Ce village de <text:span text:style-name="T1">Ddaemi Alawua</text:span>, eh bien… il s'y trouve le monastère de <text:span text:style-name="T1">Ddaemi</text:span>! </text:p>
      <text:p text:style-name="P4">Ce sont les gens importants <text:span text:style-name="T1">[</text:span>=les seigneurs féodaux<text:span text:style-name="T1">]</text:span> qui ont nommé notre village « <text:span text:style-name="T1">Ddaemi Alawua »</text:span>! Ce village, quand on y est parvenu, eh bien… c'était la génération de ma grand-mère, n'est-ce pas. Auparavant, cet endroit était inhabité. </text:p>
      <text:p text:style-name="P4">Nous, on n'est pas originaire de cet endroit! On est venu de <text:span text:style-name="T1">Lataddi /</text:span>lɑ˧tʰɑ˧di˧˥/! (<text:span text:style-name="T3">Il s’agit de </text:span>la région na qui se trouve dans l’actuelle province du Sichuan, sur les rives du lac Lugu.) On a quitté <text:span text:style-name="T1">Lataddi /</text:span>lɑ˧tʰɑ˧di˧˥/, pour venir habiter à <text:span text:style-name="T1">Alawua <text:s/>/</text:span>ə˧lɑ˧-ʁwɤ˧/. Depuis <text:span text:style-name="T1">Lataddi</text:span>, on est venu habiter à <text:span text:style-name="T3">Alawua</text:span>. C'est les gens remarquables… c'est le seigneur, n'est-ce pas, qui décide d'envoyer telle ou telle famille habiter à tel ou tel endroit. </text:p>
      <text:p text:style-name="P3">(Explication: les familles des nouveaux arrivants avaient été <text:span text:style-name="T3">confi</text:span>ées au seigneur du monastère de Yongning : /ɖæ˩mi˧-sɯ˩pʰi˩=ɻ̩˩/, ‘<text:span text:style-name="T3">la famille du</text:span> seigneur du monastère de <text:span text:style-name="T3">Ddaemi’,</text:span> par le seigneur de <text:span text:style-name="T1">Lataddi /</text:span>lɑ˧tʰɑ˧di˧˥/. L'installation n'a pas été facile: au moment où ils se sont implantés là, l'endroit était boisé, et il y rôdait des loups qui terrorisaient le bétail. Les maisons ont d'abord été de petits bâtiments en bois, puis le village s'est étendu, et l'abattage des arbres a fait reculer les bêtes sauvages.) </text:p>
      <text:p text:style-name="P1">Par chez nous, à <text:span text:style-name="T3">Alawua</text:span>, il y avait trois familles: la famille Geta /kɤ˧˥tʰɑ˩/; la famille Latami /lɑ˧tʰɑ˧mi˥$/; et la famille <text:span text:style-name="T4">Ela /</text:span>ə˧lɑ˧/. Ma grand-mère, eh bien… elle est arrivée de <text:span text:style-name="T3">Lataddi</text:span>. Le seigneur a commandé à ces gens-là d'aller s'installer au village de <text:span text:style-name="T3">Alawua</text:span>. Or on dit que dans la famille <text:span text:style-name="T3">Latami</text:span>, autrefois, la génération des aînés, ils n'avaient pas d'enfants. Parmi les aïeules, il y en avait une qui s'appelait Ddeema Lhaco /ɖɯ˩mɑ˧-ɬɑ˩tsʰo˩/, et une qui s'appelait Ci’er Lhamu ‌/tsʰɯ˧ɻ̩˧-ɬɑ˩mv̩˩/. Pour ce qui est des ancêtres masculins, à la génération des grands-parents… ah non, eux, c'était la génération des arrière-grands-parents, pas celle des grands-parents. Alors, eux, ils sont allés adopter ma grand-mère <text:span text:style-name="T6">[</text:span>dans une autre famille des environs, dans la plaine de Yongning<text:span text:style-name="T6">]</text:span>, et elle est devenue membre de la famille. À sa génération, elles étaient trois: Gguma Ci’er /gv̩˧mɑ˧-tsʰɯ˩ɻ̩˩/, Ci’er Lhamu /tsʰɯ˧ɻ̩˧-ɬɑ˩mv̩˩/, et Ddeema Lhaco /ɖɯ˩mɑ˧-ɬɑ˩tsʰo˩/. <text:span text:style-name="T4">Avec</text:span> ma grand-mère, Ddeema Butee /ɖɯ˩mɑ˧-pv̩˩ʈʰɯ˩/, <text:span text:style-name="T4">ça faisait </text:span>quatre personnes.</text:p>
      <text:p text:style-name="P2">Le seigneur avait commandé qu'on s'installe à <text:span text:style-name="T5">Alawua</text:span>; alors, on travaillait pour le seigneur! Ma grand-mère, autrefois, c'était quelqu'un de remarquable! Toutes les tâches commandées par le seigneur, ma grand-mère s'en chargeait. Comme ma grand-mère agissait ainsi, obéissant aux ordres du seigneur, l'installation à <text:span text:style-name="T5">Alawua</text:span> s'est bien <text:span text:style-name="T5">passé</text:span>e, et la famille a prospéré. <text:span text:style-name="T5">L</text:span>a famille a été de plus en plus nombreuse! Il y avait un oncle aîné; un oncle cadet; un troisième; quatre en tout! </text:p>
      <text:p text:style-name="P5">(Question de l'enquêteur:) — Comment ils s'appelaient? — L'un d'entre eux s'appelait Gesso /kɤ˧zo#˥/! Le second, Daeshi Daedeu /ʈæ˧ʂɯ˧-ʈæ˩ʈv̩˩/! Le troisième, il s'appelait Daeshi Baepae /ʈæ˧ʂɯ˧-pæ˩pʰæ˩/! Le plus jeune, il s'appelait Erchei Ci’er /ɻ̩˩ʈʂʰe˧-tsʰɯ˩ɻ̩˩/! Il y avait donc quatre hommes; et du côté des mères (=des femmes), il y avait: Jjacee /dʑɤ˩tsʰi˥/, Jjacee <text:soft-page-break/>Butee /dʑɤ˩tsʰi˥-pv̩˩ʈʰɯ˩/! (Note: le nom complet est Jjacee Butee /dʑɤ˩tsʰi˥-pv̩˩ʈʰɯ˩/; <text:span text:style-name="T2">il </text:span>est abrégé en /dʑɤ˩tsʰi˥/ Jjacee dans l'usage courant); et une autre qui s'appelait Yijie Ddeema /ʝi˧tɕi˧-ɖɯ˩mɑ˩/. Il y avait donc, en plus de ma grand-mère, deux femmes! Ca faisait sept personnes [dans leur génération]! Alors, ils étaient donc sept, autrefois. <text:span text:style-name="T7">L</text:span>es enfants de ma grand-mère [lapsus: il faudrait dire: « <text:span text:style-name="T7">de </text:span>mon arrière-grand-mère »], eh bien... elle n'avait pas d'enfants! Quand <text:span text:style-name="T7">par la suite </text:span>ma grand-mère a eu des enfants, <text:span text:style-name="T7">la famille s’est élargie : </text:span>à partir de seulement sept personnes au départ, eh bien, à force de se multiplier, il y a eu vingt-sept <text:span text:style-name="T7">personnes dans la famille</text:span>! Comme il y en avait vingt-sept, à la maison, tout <text:span text:style-name="T7">c</text:span>e monde-<text:span text:style-name="T7">là, c’est ma grand</text:span>-mère <text:span text:style-name="T7">qui s’en occupait. E</text:span>lle se tenait à la maison. Elle se tenait assise, comme ça [au cœur de la maison, veillant au bon déroulement de toutes les activités]. L'oncle aîné, elle lui disait d'aller là! Elle indiquait à chacun de ses frères les tâches à accomplir. C'est ma grand-mère qui donnait ses ordres à chacun! Sur ses ordres, l'oncle aîné, il allait gagner de l'argent à l'extérieur, et il le ramenait à ma grand-mère. L'oncle cadet, pareil. Ils déposaient à la maison ce qu'ils avaient rapporté; on mettait tout en commun, autrefois! Mes deux tantes, elles s'occupaient des travaux de la maison. Ma grand-mère, elle orchestrait tout. « Toi, tu fais ça! Moi, je fais ça! » Voilà comment on s'organisait. </text:p>
      <text:p text:style-name="P5">Tout le village se retrouvait. On faisait cuire une casserole de nourriture [note: il s'agissait généralement non pas de riz comme aujourd'hui, mais de sorgho, plus facile à cultiver, ou autre céréale], on en distribuait à chacun; les gens étaient très solidaires, c'était bien! Nous, réunis lors des repas, on était vingt personnes! On nous appelait « la famille Latami »! Quand on parlait des Latami… on disait autrefois: « Les Latami, qu'est-ce qu'ils sont nombreux! » </text:p>
      <text:p text:style-name="P6">Ma grand-mère, c'était quelqu'un de remarquable! Nous les enfants, elle s'occupait de nous avec le plus grand soin! Elle nous confiait des activités: « Toi, tu t'occupes de <text:span text:style-name="T7">ci</text:span>! Toi, tu t'occupes de ça! » Elle nous mettait de beaux vêtements! Ceux qui allaient à l'école, elle leur disait de se concentrer sur leurs études! Quand ma grand-mère est morte, mon fils Daeshi /ʈæ˧ʂɯ˧/ était en train de suivre ses études secondaires. Elle est décédée à quatre-vingt-six ans! Elle a vécu quatre-vingt six ans. Autrefois, jour après jour, elle nous parlait de tout! Elle nous racontait des événements survenus dans le village, et indiquait les enseignements à en retirer. « Cette famille-ci, voici ce qui lui est arrivé! cette famille-là, voici ce qui lui est arrivé! Vous autres, il ne faut pas faire comme ça! Les gens, ils doivent prendre de bonnes habitudes! Il ne faut pas faire de mauvaises choses! En toutes choses, une personne qui se respecte, elle doit agir bien! » disait-elle. <text:span text:style-name="T7">G</text:span>rand-mère nous donnait toutes sortes d'enseignements de ce genre. Grâce à sa bonne influence, les gens de la famille n'étaient guère portés à prendre de mauvaises habitudes. Les bonnes qualités, là où on les rencontrait, on avait à cœur de les acquérir! Quand venait l'heure d'étudier, on étudiait. Quand ce n'était pas l'heure de faire nos devoirs, pas question d'aller commettre des larcins, d'aller faire des bêtises! On se trouvait une occupation utile, on prenait les repas… On était obéissant! On s'occupait de la maison! On habitait tous ensemble, en bonne harmonie, et on s'entr'aidait! Voilà ce qu'on peut dire au sujet de la famille de dans le temps. Nous autres, autrefois, on ne se disputait pas, on ne se battait pas avec les gens! Les quatre oncles aussi, ils étaient remarquables! </text:p>
      <text:p text:style-name="P6"><text:soft-page-break/>Maintenant, il n'y a plus un seul homme de cette génération: tous mes oncles sont décédés. Les hommes de la génération de mes parents, ils sont tous morts, il n'y en a plus. Il ne reste plus qu'une de mes tantes. Il ne reste plus que les gens de ma génération, et une seule de nos tantes. </text:p>
      <text:p text:style-name="P6">Autrefois, mon aïeule, eh bien, les gens, dans le village, ils l'appelaient « Mère Butee /pv̩˩ʈʰɯ˩/ ». Ils disaient: « Mère <text:span text:style-name="T8">Butee</text:span>, vous êtes remarquable! Vos enfants, comme ils sont obéissants! Vous, vos enfants, ils seront de plain-pied avec notre époque, ils trouveront une place dans la société d'aujourd'hui! C'est remarquable! Nos enfants à nous, quelle <text:span text:style-name="T8">misère</text:span>! ils ne sont pas obéissants! » Voilà ce qu'ils disaient à ma grand-mère! Ma grand-mère, c'était quelqu'un de remarquable! Voilà ce qu'on peut dire à son sujet! La génération des aînés, c'est nous, maintenant! Les vieux, ils ne sont plus là! Il ne reste plus qu'une ta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2-03T15:54:47.169536670</dc:date>
    <meta:editing-duration>PT18H59M48S</meta:editing-duration>
    <meta:editing-cycles>40</meta:editing-cycles>
    <meta:generator>LibreOffice/24.2.6.2$Linux_X86_64 LibreOffice_project/420$Build-2</meta:generator>
    <meta:document-statistic meta:table-count="0" meta:image-count="0" meta:object-count="0" meta:page-count="3" meta:paragraph-count="11" meta:word-count="1307" meta:character-count="8022" meta:non-whitespace-character-count="6715"/>
  </office:meta>
</office:document-meta>
</file>